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opacity="48%" draw:opacity-name="" draw:textarea-horizontal-align="justify" draw:textarea-vertical-align="middle" draw:auto-grow-height="false" fo:min-height="2.722cm" fo:min-width="0.972cm" fo:padding-top="0.139cm" fo:padding-bottom="0.139cm" fo:padding-left="0.264cm" fo:padding-right="0.264cm" draw:shadow="hidden"/>
    </style:style>
    <style:style style:name="gr2" style:family="graphic" style:parent-style-name="objectwithoutfill">
      <style:graphic-properties draw:marker-start="Small_20_Arrow" draw:marker-end="Small_20_Arrow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.3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.6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stroke="dash" draw:stroke-dash="_32__20_Dots_20_1_20_Dash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764cm" fo:min-width="0cm"/>
    </style:style>
    <style:style style:name="gr9" style:family="graphic" style:parent-style-name="standard">
      <style:graphic-properties draw:fill-color="#ff9900" draw:textarea-horizontal-align="justify" draw:textarea-vertical-align="middle" draw:auto-grow-height="false" fo:min-height="0.2cm" fo:min-width="1.864cm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1.501cm" fo:min-width="0cm"/>
    </style:style>
    <style:style style:name="P1" style:family="paragraph">
      <loext:graphic-properties draw:fill-color="#ffffff" draw:opacity="48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5pt"/>
    </style:style>
    <style:style style:name="P4" style:family="paragraph">
      <loext:graphic-properties draw:fill="none" draw:fill-color="#ffffff"/>
      <style:text-properties fo:font-size="15pt"/>
    </style:style>
    <style:style style:name="P5" style:family="paragraph">
      <style:paragraph-properties fo:text-align="center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text-properties fo:font-weight="bold"/>
    </style:style>
    <style:style style:name="P8" style:family="paragraph">
      <loext:graphic-properties draw:fill-color="#ff99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3cm" svg:x="10.236cm" svg:y="19.599cm">
          <text:p/>
          <draw:enhanced-geometry svg:viewBox="0 0 88 21600" draw:glue-points="44 ?f6 44 0 0 10800 44 21600 88 10800" draw:text-areas="0 ?f6 88 ?f3" draw:mirror-horizontal="true" draw:extrusion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2" draw:layer="layout" svg:x1="10.236cm" svg:y1="23.1cm" svg:x2="11.836cm" svg:y2="23.1cm">
          <text:p/>
        </draw:line>
        <draw:line draw:style-name="gr3" draw:text-style-name="P2" draw:layer="layout" svg:x1="10.236cm" svg:y1="23.5cm" svg:x2="10.236cm" svg:y2="22.7cm">
          <text:p/>
        </draw:line>
        <draw:line draw:style-name="gr3" draw:text-style-name="P2" draw:layer="layout" svg:x1="11.736cm" svg:y1="23.5cm" svg:x2="11.736cm" svg:y2="22.7cm">
          <text:p/>
        </draw:line>
        <draw:frame draw:style-name="gr4" draw:text-style-name="P4" draw:layer="layout" svg:width="0.883cm" svg:height="0.839cm" draw:transform="rotate (1.5707963267949) translate (10.597cm 23.983cm)">
          <draw:text-box>
            <text:p text:style-name="P3">D</text:p>
          </draw:text-box>
        </draw:frame>
        <draw:line draw:style-name="gr3" draw:text-style-name="P2" draw:layer="layout" svg:x1="12.636cm" svg:y1="22.4cm" svg:x2="11.836cm" svg:y2="22.4cm">
          <text:p/>
        </draw:line>
        <draw:line draw:style-name="gr3" draw:text-style-name="P2" draw:layer="layout" svg:x1="12.636cm" svg:y1="20cm" svg:x2="11.836cm" svg:y2="20cm">
          <text:p/>
        </draw:line>
        <draw:line draw:style-name="gr2" draw:text-style-name="P2" draw:layer="layout" svg:x1="12.236cm" svg:y1="22.4cm" svg:x2="12.236cm" svg:y2="20cm">
          <text:p/>
        </draw:line>
        <draw:frame draw:style-name="gr5" draw:text-style-name="P4" draw:layer="layout" svg:width="1.179cm" svg:height="0.839cm" draw:transform="rotate (1.5707963267949) translate (12.298cm 21.781cm)">
          <draw:text-box>
            <text:p text:style-name="P3">2D</text:p>
          </draw:text-box>
        </draw:frame>
        <draw:custom-shape draw:style-name="gr1" draw:text-style-name="P1" draw:layer="layout" svg:width="1.5cm" svg:height="3cm" draw:transform="rotate (-3.14159265358979) translate (4.436cm 10.2cm)">
          <text:p/>
          <draw:enhanced-geometry svg:viewBox="0 0 88 21600" draw:glue-points="44 ?f6 44 0 0 10800 44 21600 88 10800" draw:text-areas="0 ?f6 88 ?f3" draw:mirror-horizontal="true" draw:extrusion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2" draw:layer="layout" svg:x1="4.436cm" svg:y1="6.382cm" svg:x2="2.936cm" svg:y2="6.4cm">
          <text:p/>
        </draw:line>
        <draw:line draw:style-name="gr3" draw:text-style-name="P2" draw:layer="layout" svg:x1="4.436cm" svg:y1="5.982cm" svg:x2="4.436cm" svg:y2="6.782cm">
          <text:p/>
        </draw:line>
        <draw:line draw:style-name="gr3" draw:text-style-name="P2" draw:layer="layout" svg:x1="2.936cm" svg:y1="5.982cm" svg:x2="2.936cm" svg:y2="6.782cm">
          <text:p/>
        </draw:line>
        <draw:frame draw:style-name="gr4" draw:text-style-name="P4" draw:layer="layout" svg:width="0.883cm" svg:height="0.839cm" draw:transform="rotate (1.5707963267949) translate (3.235cm 6.383cm)">
          <draw:text-box>
            <text:p text:style-name="P3">D</text:p>
          </draw:text-box>
        </draw:frame>
        <draw:line draw:style-name="gr3" draw:text-style-name="P2" draw:layer="layout" svg:x1="2.036cm" svg:y1="7.282cm" svg:x2="2.836cm" svg:y2="7.282cm">
          <text:p/>
        </draw:line>
        <draw:line draw:style-name="gr3" draw:text-style-name="P2" draw:layer="layout" svg:x1="2.036cm" svg:y1="9.982cm" svg:x2="2.836cm" svg:y2="9.982cm">
          <text:p/>
        </draw:line>
        <draw:line draw:style-name="gr2" draw:text-style-name="P2" draw:layer="layout" svg:x1="2.436cm" svg:y1="7.282cm" svg:x2="2.436cm" svg:y2="9.982cm">
          <text:p/>
        </draw:line>
        <draw:frame draw:style-name="gr6" draw:text-style-name="P4" draw:layer="layout" svg:width="1.179cm" svg:height="0.839cm" draw:transform="rotate (1.5707963267949) translate (1.534cm 9.28cm)">
          <draw:text-box>
            <text:p text:style-name="P3">2D</text:p>
          </draw:text-box>
        </draw:frame>
        <draw:line draw:style-name="gr7" draw:text-style-name="P2" draw:layer="layout" svg:x1="4.436cm" svg:y1="9.8cm" svg:x2="12.436cm" svg:y2="9.8cm">
          <text:p/>
        </draw:line>
        <draw:line draw:style-name="gr3" draw:text-style-name="P2" draw:layer="layout" svg:x1="12.636cm" svg:y1="9.8cm" svg:x2="11.836cm" svg:y2="9.8cm">
          <text:p/>
        </draw:line>
        <draw:line draw:style-name="gr2" draw:text-style-name="P2" draw:layer="layout" svg:x1="12.236cm" svg:y1="19.9cm" svg:x2="12.236cm" svg:y2="9.8cm">
          <text:p/>
        </draw:line>
        <draw:frame draw:style-name="gr5" draw:text-style-name="P4" draw:layer="layout" svg:width="1.179cm" svg:height="0.839cm" draw:transform="rotate (1.5707963267949) translate (12.299cm 15.181cm)">
          <draw:text-box>
            <text:p text:style-name="P3">8D</text:p>
          </draw:text-box>
        </draw:frame>
        <draw:line draw:style-name="gr3" draw:text-style-name="P2" draw:layer="layout" svg:x1="10.236cm" svg:y1="20.3cm" svg:x2="10.236cm" svg:y2="19.5cm">
          <text:p/>
        </draw:line>
        <draw:line draw:style-name="gr3" draw:text-style-name="P2" draw:layer="layout" svg:x1="4.336cm" svg:y1="20.3cm" svg:x2="4.336cm" svg:y2="19.5cm">
          <text:p/>
        </draw:line>
        <draw:line draw:style-name="gr7" draw:text-style-name="P2" draw:layer="layout" svg:x1="4.436cm" svg:y1="9.8cm" svg:x2="4.336cm" svg:y2="19.8cm">
          <text:p/>
        </draw:line>
        <draw:line draw:style-name="gr2" draw:text-style-name="P2" draw:layer="layout" svg:x1="4.336cm" svg:y1="19.9cm" svg:x2="10.336cm" svg:y2="19.9cm">
          <text:p/>
        </draw:line>
        <draw:frame draw:style-name="gr5" draw:text-style-name="P4" draw:layer="layout" svg:width="1.179cm" svg:height="0.839cm" draw:transform="rotate (1.5707963267949) translate (7.398cm 21.482cm)">
          <draw:text-box>
            <text:p text:style-name="P3">4D</text:p>
          </draw:text-box>
        </draw:frame>
        <draw:custom-shape draw:style-name="gr8" draw:text-style-name="P5" draw:layer="layout" svg:width="0.9cm" svg:height="2.3cm" svg:x="10.6cm" svg:y="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2.979cm" svg:height="1.673cm" draw:transform="rotate (1.5707963267949) translate (10.65cm 28.912cm)">
          <draw:text-box>
            <text:p text:style-name="P6">Tank 1</text:p>
            <text:p text:style-name="P6">(Fluid 1)</text:p>
          </draw:text-box>
        </draw:frame>
        <draw:custom-shape draw:style-name="gr9" draw:text-style-name="P8" draw:layer="layout" svg:width="2.7cm" svg:height="0.9cm" svg:x="12.9cm" svg:y="15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2.979cm" svg:height="1.673cm" draw:transform="rotate (1.5707963267949) translate (16.181cm 17.639cm)">
          <draw:text-box>
            <text:p text:style-name="P6">Tank 2</text:p>
            <text:p text:style-name="P6">(Fluid 2)</text:p>
          </draw:text-box>
        </draw:frame>
        <draw:custom-shape draw:style-name="gr10" draw:text-style-name="P9" draw:layer="layout" svg:width="0.9cm" svg:height="2cm" svg:x="3.2cm" svg:y="3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2.86cm" svg:height="0.962cm" draw:transform="rotate (1.5707963267949) translate (3.3cm 3.7cm)">
          <draw:text-box>
            <text:p text:style-name="P6">Reac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5T10:33:54.467985359</meta:creation-date>
    <dc:date>2016-11-06T14:29:20.854593734</dc:date>
    <meta:editing-duration>PT2H20M45S</meta:editing-duration>
    <meta:editing-cycles>7</meta:editing-cycles>
    <meta:generator>LibreOffice/5.1.4.2$Linux_X86_64 LibreOffice_project/10m0$Build-2</meta:generator>
    <meta:document-statistic meta:object-count="33"/>
  </office:meta>
</office:document-meta>
</file>